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MatcherTest.should_match_varargs_using_any_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MatcherTest.should_know_if_is_similar_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MatcherTest.should_to_string_with_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MatcherTest.should_not_equal_if_number_of_arguments_di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MatcherTest.should_capture_varargs_as_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MatcherTest.should_not_be_similar_if_is_overloaded_but_used_with_the_same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MatcherTest.should_not_be_similar_if_mocks_are_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MatcherTest.should_not_be_similar_to_verified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MatcherTest.should_capture_arguments_from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MatcherTest.should_capture_arguments_when_args_count_does_NO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MatcherTest.should_be_a_citizen_of_h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MatcherTest.should_create_from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Match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Test.should_be_similar_if_is_overloaded_but_used_with_different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